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</office:font-face-decls>
  <office:automatic-styles>
    <style:style style:name="Tableau1" style:family="table">
      <style:table-properties style:width="17cm" table:align="margins" fo:background-color="transparent" style:writing-mode="lr-tb">
        <style:background-image/>
      </style:table-properties>
    </style:style>
    <style:style style:name="Tableau1.A" style:family="table-column">
      <style:table-column-properties style:column-width="0.693cm" style:rel-column-width="2672*"/>
    </style:style>
    <style:style style:name="Tableau1.B" style:family="table-column">
      <style:table-column-properties style:column-width="16.307cm" style:rel-column-width="62863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fo:background-color="#ffffff" fo:padding="0.097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03f9a3" style:text-blinking="false" fo:background-color="transparent" style:font-size-asian="12pt" style:font-size-complex="12pt"/>
    </style:style>
    <style:style style:name="P2" style:family="paragraph" style:parent-style-name="Text_20_body">
      <style:paragraph-properties fo:margin-top="0cm" fo:margin-bottom="0cm" style:contextual-spacing="false" fo:line-height="138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italic" style:text-underline-style="none" fo:font-weight="normal" officeooo:rsid="0003f9a3" officeooo:paragraph-rsid="0003f9a3" style:text-blinking="false" fo:background-color="transparent" style:font-size-asian="12pt" style:font-style-asian="italic" style:font-size-complex="12pt" style:font-style-complex="italic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officeooo:rsid="0003f9a3" officeooo:paragraph-rsid="0003f9a3" style:text-blinking="false" fo:background-color="transparent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text-align="end" style:justify-single-word="false"/>
      <style:text-properties fo:font-size="12pt" style:font-size-asian="12pt" style:font-size-complex="12pt"/>
    </style:style>
    <style:style style:name="P5" style:family="paragraph" style:parent-style-name="Text_20_body">
      <style:text-properties officeooo:rsid="0003f9a3" officeooo:paragraph-rsid="0003f9a3"/>
    </style:style>
    <style:style style:name="P6" style:family="paragraph" style:parent-style-name="Text_20_body">
      <style:text-properties officeooo:paragraph-rsid="0003f9a3"/>
    </style:style>
    <style:style style:name="P7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3f9a3" officeooo:paragraph-rsid="0003f9a3" style:text-blinking="false" fo:background-color="transparent" style:font-size-asian="12pt" style:font-size-complex="12p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tyle="italic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3f9a3" style:text-blinking="fals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officeooo:rsid="0003f9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ocqueville : le despotisme « doux »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1</text:p>
            <text:p text:style-name="P2"/>
            <text:p text:style-name="P2"/>
            <text:p text:style-name="P2"/>
            <text:p text:style-name="P2">5</text:p>
            <text:p text:style-name="P2"/>
            <text:p text:style-name="P2"/>
            <text:p text:style-name="P2"/>
            <text:p text:style-name="P2"/>
            <text:p text:style-name="P2">10</text:p>
            <text:p text:style-name="P2"/>
            <text:p text:style-name="P2"/>
            <text:p text:style-name="P2"/>
            <text:p text:style-name="P2"/>
            <text:p text:style-name="P2">15</text:p>
            <text:p text:style-name="P2"/>
            <text:p text:style-name="P2"/>
            <text:p text:style-name="P2"/>
            <text:p text:style-name="P2"/>
            <text:p text:style-name="P2">20</text:p>
            <text:p text:style-name="P2"/>
            <text:p text:style-name="P2"/>
            <text:p text:style-name="P2"/>
            <text:p text:style-name="P2"/>
            <text:p text:style-name="P2">25</text:p>
            <text:p text:style-name="P2"/>
            <text:p text:style-name="P2"/>
            <text:p text:style-name="P2"/>
            <text:p text:style-name="P2"/>
            <text:p text:style-name="P2">30</text:p>
          </table:table-cell>
          <table:table-cell table:style-name="Tableau1.B1" office:value-type="string">
            <text:p text:style-name="P1"><text:bookmark text:name="docs-internal-guid-f4a30363-7fff-b801-765c-a305b077e0bb"/><text:tab/>« Je veux imaginer sous quels traits nouveaux le despotisme pourrait se produire dans le monde : je vois une foule innombrable d'hommes semblables et égaux qui tournent sans repos sur eux-mêmes pour se procurer de petits et vulgaires plaisirs dont ils emplissent leur âme. Chacun d'eux, retiré à l'écart, est comme étranger à la destinée de tous les autres : ses enfants et ses amis particuliers forment pour lui toute l'espèce humaine ; quant au demeurant de ses concitoyens, il est à côté d'eux, mais il ne les voit pas ; il les touche et ne les sent point; il n'existe qu'en lui-même et pour lui seul, et, s'il lui reste encore une famille, on peut dire du moins qu'il n'a plus de patrie.</text:p>
            <text:p text:style-name="P1"><text:tab/>Au-dessus de ceux-là s'élève un pouvoir immense et tutélaire, qui se charge seul d'assurer leur jouissance et de veiller sur leur sort. Il est absolu, détaillé, régulier, prévoyant et doux. Il ressemblerait à la puissance paternelle si, comme elle, il avait pour objet de préparer les hommes à l'âge viril ; mais il ne cherche, au contraire, qu'à les fixer irrévocablement dans l'enfance ; il aime que les citoyens se réjouissent, pourvu qu'ils ne songent qu'à se réjouir. Il travaille volontiers à leur bonheur ; mais il veut en être l'unique agent et le seul arbitre ; il pourvoit à leur sécurité, prévoit et assure leurs besoins, facilite leurs plaisirs, conduit leurs principales affaires, dirige leur industrie, règle leurs successions, divise leurs héritages, que ne peut-il leur ôter entièrement le trouble de penser et la peine de vivre ?</text:p>
            <text:p text:style-name="P1"><text:tab/>C'est ainsi que tous les jours il rend moins utile et plus rare l’emploi du libre arbitre; qu'il renferme l'action de la volonté dans un plus petit espace, et dérobe peu à peu à chaque citoyen jusqu'à l'usage de lui-même. L'égalité a préparé les hommes à toutes ces choses; elle les a disposés à les souffrir et souvent même à les regarder comme un bienfait.</text:p>
            <text:p text:style-name="P1"><text:tab/>Après avoir pris ainsi tour à tour dans ses puissantes mains chaque individu et l'avoir pétri à sa guise, le souverain étend ses bras sur la société tout entière; il en couvre la surface d'un réseau de petites règles compliquées, minutieuses et uniformes, à travers lesquelles les esprits les plus originaux et les âmes les plus vigoureuses ne sauraient se faire jour pour dépasser la foule ; il ne brise pas les volontés mais il les amollit, les plie et les dirige; il force rarement d'agir, mais il s'oppose sans cesse à ce qu'on agisse; il ne détruit point, il empêche de naître ; il ne tyrannise point, il gêne, il comprime, il énerve, il éteint, il hébète, et il réduit enfin chaque nation à n'être plus qu'un troupeau d'animaux timides et industrieux, dont le gouvernement est le berger. »</text:p>
          </table:table-cell>
        </table:table-row>
      </table:table>
      <text:p text:style-name="P4"><text:span text:style-name="T1">Tocqueville, </text:span><text:span text:style-name="T2">De la démocratie en Amérique</text:span><text:span text:style-name="T1">, t. II, IVe partie, Chap. VI</text:span> </text:p>
      <text:p text:style-name="P6"><text:span text:style-name="T6"><text:line-break/>1. Quel est le « </text:span><text:span text:style-name="T4">pouvoir immense et tutélaire » dont parle Tocqueville ?</text:span></text:p>
      <text:p text:style-name="P7">2. Quelle est l’unique préoccupation des citoyens décrits par Tocqueville ?</text:p>
      <text:p text:style-name="P7">3. De quoi sont-ils dépossédés ? (Autrement dit, qu’ont-ils perdu? )</text:p>
      <text:p text:style-name="P5"><text:span text:style-name="T3">4. </text:span><text:span text:style-name="T5">Synthétisez :</text:span><text:span text:style-name="T3"> est-ce à l’État de faire notre bonheur ?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4T22:07:49.442000000</meta:creation-date>
    <dc:date>2023-02-06T21:39:58.950000000</dc:date>
    <meta:editing-duration>PT7H26M13S</meta:editing-duration>
    <meta:editing-cycles>6</meta:editing-cycles>
    <meta:generator>LibreOffice/7.4.4.2$Windows_X86_64 LibreOffice_project/85569322deea74ec9134968a29af2df5663baa21</meta:generator>
    <meta:document-statistic meta:table-count="1" meta:image-count="0" meta:object-count="0" meta:page-count="1" meta:paragraph-count="17" meta:word-count="542" meta:character-count="3086" meta:non-whitespace-character-count="2555"/>
  </office:meta>
</office:document-meta>
</file>